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11.721cm"/>
    </style:style>
    <style:style style:name="co7" style:family="table-column">
      <style:table-column-properties fo:break-before="auto" style:column-width="11.82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fo:color="#ffffff" style:text-line-through-style="solid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4a86e8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start" fo:margin-left="0cm"/>
      <style:text-properties fo:color="#ffffff" style:text-line-through-style="solid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00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 style:data-style-name="N0">
      <style:table-cell-properties fo:background-color="#ffd966" style:text-align-source="fix" style:repeat-content="false" fo:wrap-option="wrap" style:vertical-align="bottom"/>
      <style:paragraph-properties fo:text-align="start" fo:margin-left="0cm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7.01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1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3" table:default-cell-style-name="ce15"/>
        <table:table-column table:style-name="co6" table:default-cell-style-name="ce15"/>
        <table:table-column table:style-name="co7" table:default-cell-style-name="ce15"/>
        <table:table-column table:style-name="co3" table:number-columns-repeated="246" table:default-cell-style-name="ce15"/>
        <table:table-column table:style-name="co2" table:number-columns-repeated="770" table:default-cell-style-name="ce15"/>
        <table:table-row table:style-name="ro1">
          <table:table-cell table:style-name="ce1" office:value-type="string">
            <text:p>Rnº</text:p>
          </table:table-cell>
          <table:table-cell table:style-name="ce16" office:value-type="string">
            <text:p>Tipo</text:p>
          </table:table-cell>
          <table:table-cell table:style-name="ce16" office:value-type="string">
            <text:p>Localización</text:p>
          </table:table-cell>
          <table:table-cell table:style-name="ce16" office:value-type="string">
            <office:annotation draw:style-name="gr1" draw:text-style-name="P1" svg:width="3.387cm" svg:height="17.211cm" svg:x="19.535cm" svg:y="0.026cm" draw:caption-point-x="-8.424cm" draw:caption-point-y="-0.016cm">
              <dc:date>1899-12-30T00:00:00</dc:date>
              <text:p text:style-name="P1"><text:span text:style-name="T1">Estado "-"</text:span></text:p>
              <text:p text:style-name="P1"><text:span text:style-name="T1">·No se ha trasteado el equipo aún</text:span></text:p>
              <text:p text:style-name="P1"><text:span text:style-name="T1">·Fondo=Naranja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Espera"</text:span></text:p>
              <text:p text:style-name="P1"><text:span text:style-name="T1">·Necesita algún componente para terminarse</text:span></text:p>
              <text:p text:style-name="P1"><text:span text:style-name="T1">·Fondo=Amarillo fuerte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Reciclando"</text:span></text:p>
              <text:p text:style-name="P1"><text:span text:style-name="T1">·Indica que se está trabajando con el equipo</text:span></text:p>
              <text:p text:style-name="P1"><text:span text:style-name="T1">·Fondo=Amarillo claro</text:span></text:p>
              <text:p text:style-name="P1"><text:span text:style-name="T1">·Texto=Negro</text:span></text:p>
              <text:p text:style-name="P1"><text:span text:style-name="T1">==========================</text:span></text:p>
              <text:p text:style-name="P1"><text:span text:style-name="T1">Estado "Listo"</text:span></text:p>
              <text:p text:style-name="P1"><text:span text:style-name="T1">·El equipo está terminado por completo</text:span></text:p>
              <text:p text:style-name="P1"><text:span text:style-name="T1">·Fondo=Verde</text:span></text:p>
              <text:p text:style-name="P1"><text:span text:style-name="T1">·Texto=Negro-Negrita</text:span></text:p>
              <text:p text:style-name="P1"><text:span text:style-name="T1">-------- O_O ----------</text:span></text:p>
              <text:p text:style-name="P1"><text:span text:style-name="T1">Estado "Listo"</text:span></text:p>
              <text:p text:style-name="P1"><text:span text:style-name="T1">·El equipo está terminado y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  <text:p text:style-name="P1"><text:span text:style-name="T1">Estado "Desechado"</text:span></text:p>
              <text:p text:style-name="P1"><text:span text:style-name="T1">·Se procede a desmantelarlo y aprovechar lo que se pueda</text:span></text:p>
              <text:p text:style-name="P1"><text:span text:style-name="T1">·Fondo=Rojo</text:span></text:p>
              <text:p text:style-name="P1"><text:span text:style-name="T1">·Texto=Blanco-Tachado</text:span></text:p>
              <text:p text:style-name="P1"><text:span text:style-name="T1">==========================</text:span></text:p>
              <text:p text:style-name="P1"><text:span text:style-name="T1">Estado "Donado"</text:span></text:p>
              <text:p text:style-name="P1"><text:span text:style-name="T1">·Se actualiza conforme está donado</text:span></text:p>
              <text:p text:style-name="P1"><text:span text:style-name="T1">·Fondo=Azul</text:span></text:p>
              <text:p text:style-name="P1"><text:span text:style-name="T1">·Texto=Blanco</text:span></text:p>
              <text:p text:style-name="P1"><text:span text:style-name="T1">==========================</text:span></text:p>
            </office:annotation>
            <text:p>Estado: (- / Espera / Reciclando / Listo / Desechado)</text:p>
          </table:table-cell>
          <table:table-cell table:style-name="ce16" office:value-type="string">
            <text:p>Número catálogo si está listo</text:p>
          </table:table-cell>
          <table:table-cell table:style-name="ce16" office:value-type="string">
            <text:p>disco duro?</text:p>
          </table:table-cell>
          <table:table-cell table:style-name="ce16" office:value-type="string">
            <text:p>Notas</text:p>
          </table:table-cell>
          <table:table-cell table:style-name="ce16" office:value-type="string">
            <text:p>Procedencia</text:p>
          </table:table-cell>
          <table:table-cell table:number-columns-repeated="1016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SE LO LLEVARON DE CEUTA</text:p>
          </table:table-cell>
          <table:table-cell table:style-name="ce2" office:value-type="string">
            <text:p>Facultad de Odontología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Servid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e le ha retirado a este equipo la memoria RAM, 4 DIMM DDR 256MB</text:p>
          </table:table-cell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Barcelona</text:p>
          </table:table-cell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 DISCO DURO y sin RAM: DDR2</text:p>
          </table:table-cell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Controlador gráfico estropeado - Problemas con la RAM, no reconoce más de 64MB</text:p>
          </table:table-cell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e le han retirado varios componentes y cables</text:p>
          </table:table-cell>
          <table:table-cell table:style-name="ce3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Ceuta</text:p>
          </table:table-cell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Anasdt</text:p>
          </table:table-cell>
          <table:table-cell table:style-name="ce2" office:value-type="string">
            <text:p>Barcelona</text:p>
          </table:table-cell>
          <table:table-cell table:number-columns-repeated="101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Recogidas</text:p>
          </table:table-cell>
          <table:table-cell table:number-columns-repeated="101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Ceuta</text:p>
          </table:table-cell>
          <table:table-cell table:style-name="ce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Oficina, en uso</text:p>
          </table:table-cell>
          <table:table-cell table:style-name="ce4" office:value-type="string">
            <text:p>Listo</text:p>
          </table:table-cell>
          <table:table-cell table:style-name="ce4" office:value-type="float" office:value="56">
            <text:p>56</text:p>
          </table:table-cell>
          <table:table-cell table:style-name="ce4"/>
          <table:table-cell table:style-name="ce4" office:value-type="string">
            <text:p>HP LaserJet 4000 La he asignado para la oficina.</text:p>
          </table:table-cell>
          <table:table-cell table:style-name="ce4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LaserJet 1320</text:p>
          </table:table-cell>
          <table:table-cell table:style-name="ce12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8">
            <text:p>58</text:p>
          </table:table-cell>
          <table:table-cell table:style-name="ce6"/>
          <table:table-cell table:style-name="ce6" office:value-type="string">
            <text:p>HP Deskjet 890C</text:p>
          </table:table-cell>
          <table:table-cell table:style-name="ce6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AGFA Snapscan 42</text:p>
          </table:table-cell>
          <table:table-cell table:style-name="ce3" office:value-type="string">
            <text:p>CENTRO DE ACTIVIDADES DEPORTIVAS</text:p>
          </table:table-cell>
          <table:table-cell table:number-columns-repeated="1016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190">
            <text:p>190</text:p>
          </table:table-cell>
          <table:table-cell table:style-name="ce6" table:number-columns-repeated="2"/>
          <table:table-cell table:style-name="ce6" office:value-type="string">
            <text:p>Palacio de la Madraza</text:p>
          </table:table-cell>
          <table:table-cell table:number-columns-repeated="101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GABINETE DE RECURSOS HUMANOS Y ORGANIZ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DONADO</text:p>
          </table:table-cell>
          <table:table-cell table:style-name="ce3" office:value-type="string">
            <text:p>Desechado</text:p>
          </table:table-cell>
          <table:table-cell table:style-name="ce3" office:value-type="float" office:value="187">
            <text:p>187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Lexmark Z65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7" office:value-type="float" office:value="25">
            <text:p>25</text:p>
          </table:table-cell>
          <table:table-cell table:style-name="ce17" office:value-type="string">
            <text:p>Portátil</text:p>
          </table:table-cell>
          <table:table-cell table:style-name="ce17" office:value-type="string">
            <text:p>Ofina</text:p>
          </table:table-cell>
          <table:table-cell table:style-name="ce17" office:value-type="string">
            <text:p>Espera</text:p>
          </table:table-cell>
          <table:table-cell table:style-name="ce17" table:number-columns-repeated="2"/>
          <table:table-cell table:style-name="ce17" office:value-type="string">
            <text:p>Toshiba Satellite S1900-303 - sin cable de alimentación y teclas</text:p>
          </table:table-cell>
          <table:table-cell table:style-name="ce17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/>
          <table:table-cell table:style-name="ce3" office:value-type="string">
            <text:p>-</text:p>
          </table:table-cell>
          <table:table-cell table:style-name="ce3" office:value-type="string">
            <text:p>No reconoce la RAM, pero pita sin RAM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: RAM, HD, Procesador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Sin: RAM, HD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5440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30">
            <text:p>30</text:p>
          </table:table-cell>
          <table:table-cell table:style-name="ce6"/>
          <table:table-cell table:style-name="ce6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HP LaserJet 5L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31">
            <text:p>231</text:p>
          </table:table-cell>
          <table:table-cell table:style-name="ce2"/>
          <table:table-cell table:style-name="ce2" office:value-type="string">
            <text:p>HUNDYX D6100 Series - no van varias teclas (con teclado externo)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18" office:value-type="string">
            <text:p>Escaner</text:p>
          </table:table-cell>
          <table:table-cell table:style-name="ce18" office:value-type="string">
            <text:p>Almacén oficina</text:p>
          </table:table-cell>
          <table:table-cell table:style-name="ce18" office:value-type="string">
            <text:p>-</text:p>
          </table:table-cell>
          <table:table-cell table:style-name="ce18" table:number-columns-repeated="2"/>
          <table:table-cell table:style-name="ce18" office:value-type="string">
            <text:p>Acer ScanPrisa 640U</text:p>
          </table:table-cell>
          <table:table-cell table:style-name="ce18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Acer ScanPrisa 640U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3325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55">
            <text:p>55</text:p>
          </table:table-cell>
          <table:table-cell table:style-name="ce3"/>
          <table:table-cell table:style-name="ce3" office:value-type="string">
            <text:p>HP LaserJet 1100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LaserJet 2100TN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: RAM, HD, F.Alimentación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Epson Stylus CX3650 Impresora+Escáner</text:p>
          </table:table-cell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660C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41">
            <text:p>4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840C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: RAM, HD, F.Alimentación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5" office:value-type="float" office:value="43">
            <text:p>4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Epson Stylus Color 800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LaserJet 5L - 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7">
            <office:annotation draw:style-name="gr2" draw:text-style-name="P1" svg:width="3.387cm" svg:height="0.516cm" svg:x="9.525cm" svg:y="2.473cm" draw:caption-point-x="-8.53cm" draw:caption-point-y="19.645cm">
              <dc:date>1899-12-30T00:00:00</dc:date>
              <text:p text:style-name="P1"><text:span text:style-name="T1">quitarle las cosas</text:span></text:p>
            </office:annotation>
            <text:p>4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: RAM, Procesador, HD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Quitar fuente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49">
            <text:p>4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Sin: RAM, Sin HD</text:p>
          </table:table-cell>
          <table:table-cell table:style-name="ce3" office:value-type="string">
            <text:p>Facultad de Filosofía</text:p>
          </table:table-cell>
          <table:table-cell table:number-columns-repeated="1016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Canon iP1500 (No coge papel)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5" office:value-type="float" office:value="51">
            <text:p>5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Canon iP5100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61">
            <text:p>61</text:p>
          </table:table-cell>
          <table:table-cell table:style-name="ce2"/>
          <table:table-cell table:style-name="ce2" office:value-type="string">
            <text:p>HP Deskjet 690C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5" office:value-type="float" office:value="52">
            <text:p>5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690C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53">
            <text:p>5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3325</text:p>
          </table:table-cell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ScanJet 6100C</text:p>
          </table:table-cell>
          <table:table-cell table:style-name="ce3" office:value-type="string">
            <text:p>Colegio Mayor Isabel la católica</text:p>
          </table:table-cell>
          <table:table-cell table:number-columns-repeated="1016"/>
        </table:table-row>
        <table:table-row table:style-name="ro2">
          <table:table-cell table:style-name="ce5" office:value-type="float" office:value="55">
            <text:p>5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OKI C3500</text:p>
          </table:table-cell>
          <table:table-cell table:style-name="ce12" office:value-type="string">
            <text:p>Colegio Mayor Isabel la católica</text:p>
          </table:table-cell>
          <table:table-cell table:number-columns-repeated="1016"/>
        </table:table-row>
        <table:table-row table:style-name="ro2">
          <table:table-cell table:style-name="ce5" office:value-type="float" office:value="56">
            <text:p>56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AGFA Snapscan 1212</text:p>
          </table:table-cell>
          <table:table-cell table:style-name="ce12" office:value-type="string">
            <text:p>Fuera UGR</text:p>
          </table:table-cell>
          <table:table-cell table:number-columns-repeated="1016"/>
        </table:table-row>
        <table:table-row table:style-name="ro2">
          <table:table-cell table:style-name="ce3" office:value-type="float" office:value="57">
            <text:p>57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º</text:p>
          </table:table-cell>
          <table:table-cell table:style-name="ce3" office:value-type="string">
            <text:p>Fuera UGR</text:p>
          </table:table-cell>
          <table:table-cell table:number-columns-repeated="1016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office:value-type="string">
            <text:p>Fuera UGR - Mardigan</text:p>
          </table:table-cell>
          <table:table-cell table:number-columns-repeated="1016"/>
        </table:table-row>
        <table:table-row table:style-name="ro2">
          <table:table-cell table:style-name="ce6" office:value-type="float" office:value="59">
            <text:p>59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string">
            <text:p>Epson Stylus 580 - Inyectores obturados</text:p>
          </table:table-cell>
          <table:table-cell table:style-name="ce6" office:value-type="string">
            <text:p>Fuera UGR - Mardigan</text:p>
          </table:table-cell>
          <table:table-cell table:number-columns-repeated="1016"/>
        </table:table-row>
        <table:table-row table:style-name="ro2">
          <table:table-cell table:style-name="ce3" office:value-type="float" office:value="60">
            <text:p>6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Deskjet 694C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6" office:value-type="float" office:value="61">
            <text:p>61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1">
            <text:p>51</text:p>
          </table:table-cell>
          <table:table-cell table:style-name="ce6"/>
          <table:table-cell table:style-name="ce6" office:value-type="string">
            <text:p>HP Deskjet 840C</text:p>
          </table:table-cell>
          <table:table-cell table:style-name="ce6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18" office:value-type="string">
            <text:p>Impresora</text:p>
          </table:table-cell>
          <table:table-cell table:style-name="ce18" office:value-type="string">
            <text:p>Almacén oficina</text:p>
          </table:table-cell>
          <table:table-cell table:style-name="ce18" office:value-type="string">
            <text:p>-</text:p>
          </table:table-cell>
          <table:table-cell table:style-name="ce18" table:number-columns-repeated="2"/>
          <table:table-cell table:style-name="ce18" office:value-type="string">
            <text:p>HP LaserJet 1100A</text:p>
          </table:table-cell>
          <table:table-cell table:style-name="ce1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Scanjet 4C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52">
            <text:p>52</text:p>
          </table:table-cell>
          <table:table-cell table:style-name="ce3"/>
          <table:table-cell table:style-name="ce3" office:value-type="string">
            <text:p>Canon S400 - Inyectores obturados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6" office:value-type="float" office:value="66">
            <text:p>66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62">
            <text:p>62</text:p>
          </table:table-cell>
          <table:table-cell table:style-name="ce6" table:number-columns-repeated="2"/>
          <table:table-cell table:style-name="ce6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Deskjet 695C (Fallan rodillos)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Deskjet 695C (Fallan rodillos)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Deskjet 695C (Fallan rodillos)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69">
            <text:p>69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Deskjet 695C (Fallan rodillos)</text:p>
          </table:table-cell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6" office:value-type="float" office:value="70">
            <text:p>70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53">
            <text:p>53</text:p>
          </table:table-cell>
          <table:table-cell table:style-name="ce6"/>
          <table:table-cell table:style-name="ce6" office:value-type="string">
            <text:p>Epson Stylus C60</text:p>
          </table:table-cell>
          <table:table-cell table:style-name="ce6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Epson Stylus C60</text:p>
          </table:table-cell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3" office:value-type="float" office:value="71">
            <text:p>7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9">
            <text:p>229</text:p>
          </table:table-cell>
          <table:table-cell table:style-name="ce2" table:number-columns-repeated="2"/>
          <table:table-cell table:style-name="ce2" office:value-type="string">
            <text:p>San Jerónimo</text:p>
          </table:table-cell>
          <table:table-cell table:number-columns-repeated="1016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Epson Stylus color 800 (Fallan los rodillos)</text:p>
          </table:table-cell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54">
            <text:p>54</text:p>
          </table:table-cell>
          <table:table-cell table:style-name="ce3"/>
          <table:table-cell table:style-name="ce3" office:value-type="string">
            <text:p>HP LaserJet 1150</text:p>
          </table:table-cell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3">
            <text:p>83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ScanJet 3300C</text:p>
          </table:table-cell>
          <table:table-cell table:style-name="ce3" office:value-type="string">
            <text:p>Caminos</text:p>
          </table:table-cell>
          <table:table-cell table:number-columns-repeated="1016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HP LaserJet 6L</text:p>
          </table:table-cell>
          <table:table-cell table:style-name="ce3" office:value-type="string">
            <text:p>¿?</text:p>
          </table:table-cell>
          <table:table-cell table:number-columns-repeated="1016"/>
        </table:table-row>
        <table:table-row table:style-name="ro2">
          <table:table-cell table:style-name="ce5" office:value-type="float" office:value="85">
            <text:p>8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Empresariales</text:p>
          </table:table-cell>
          <table:table-cell table:number-columns-repeated="1016"/>
        </table:table-row>
        <table:table-row table:style-name="ro2">
          <table:table-cell table:style-name="ce5" office:value-type="float" office:value="86">
            <text:p>8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Empresariales</text:p>
          </table:table-cell>
          <table:table-cell table:number-columns-repeated="1016"/>
        </table:table-row>
        <table:table-row table:style-name="ro2">
          <table:table-cell table:style-name="ce3" office:value-type="float" office:value="87">
            <text:p>8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3" office:value-type="float" office:value="88">
            <text:p>8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está vacía!! no tiene naica</text:p>
          </table:table-cell>
          <table:table-cell table:style-name="ce3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5" office:value-type="float" office:value="89">
            <text:p>8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2"/>
          <table:table-cell table:style-name="ce2" office:value-type="string">
            <text:p>ETSIE</text:p>
          </table:table-cell>
          <table:table-cell table:number-columns-repeated="1016"/>
        </table:table-row>
        <table:table-row table:style-name="ro2">
          <table:table-cell table:style-name="ce5" office:value-type="float" office:value="91">
            <text:p>9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TSIE</text:p>
          </table:table-cell>
          <table:table-cell table:number-columns-repeated="1016"/>
        </table:table-row>
        <table:table-row table:style-name="ro3">
          <table:table-cell table:style-name="ce7" office:value-type="float" office:value="92">
            <text:p>92</text:p>
          </table:table-cell>
          <table:table-cell table:style-name="ce17" office:value-type="string">
            <text:p>Portátil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Espera</text:p>
          </table:table-cell>
          <table:table-cell table:style-name="ce17" table:number-columns-repeated="2"/>
          <table:table-cell table:style-name="ce17" office:value-type="string">
            <text:p>No termina de arrancar el clonezilla (probar a clonar disco como el R133)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200">
            <text:p>200</text:p>
          </table:table-cell>
          <table:table-cell table:style-name="ce2"/>
          <table:table-cell table:style-name="ce2" office:value-type="string">
            <text:p>Palacio de la Madraza</text:p>
          </table:table-cell>
          <table:table-cell table:number-columns-repeated="1016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33">
            <text:p>233</text:p>
          </table:table-cell>
          <table:table-cell table:style-name="ce2"/>
          <table:table-cell table:style-name="ce2" office:value-type="string">
            <text:p>1GB ram, 100GB HD, core duo 1'83GHz, grabadora DVD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7">
            <text:p>227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5">
            <text:p>225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7">
            <text:p>207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8">
            <text:p>228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3">
            <text:p>203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8">
            <text:p>208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No arranca desde HD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6">
            <text:p>226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8" office:value-type="float" office:value="103">
            <text:p>103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5">
            <text:p>245</text:p>
          </table:table-cell>
          <table:table-cell table:style-name="ce8" table:number-columns-repeated="2"/>
          <table:table-cell table:style-name="ce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3">
            <text:p>213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4">
            <text:p>224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9">
            <text:p>219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5">
            <text:p>205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7">
            <text:p>217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1">
            <text:p>221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0">
            <text:p>210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5">
            <text:p>215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2">
            <text:p>11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Necesita de cables de encendido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13">
            <text:p>113</text:p>
          </table:table-cell>
          <table:table-cell table:style-name="ce17" office:value-type="string">
            <text:p>Pc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Espera</text:p>
          </table:table-cell>
          <table:table-cell table:style-name="ce17" table:number-columns-repeated="3"/>
          <table:table-cell table:style-name="ce17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9" office:value-type="float" office:value="114">
            <text:p>114</text:p>
          </table:table-cell>
          <table:table-cell table:style-name="ce9" office:value-type="string">
            <text:p>Pc</text:p>
          </table:table-cell>
          <table:table-cell table:style-name="ce9" office:value-type="string">
            <text:p>MISSING</text:p>
          </table:table-cell>
          <table:table-cell table:style-name="ce9" office:value-type="string">
            <text:p>Listo</text:p>
          </table:table-cell>
          <table:table-cell table:style-name="ce9" office:value-type="float" office:value="222">
            <text:p>222</text:p>
          </table:table-cell>
          <table:table-cell table:style-name="ce9" table:number-columns-repeated="2"/>
          <table:table-cell table:style-name="ce9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5">
            <text:p>11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Necesita de cables de encendido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4">
            <text:p>214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1">
            <text:p>211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8">
            <text:p>11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19">
            <text:p>11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20">
            <text:p>12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El controlador IDE falla</text:p>
          </table:table-cell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3">
            <text:p>223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22">
            <text:p>12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6" office:value-type="float" office:value="123">
            <text:p>123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table:number-columns-repeated="3"/>
          <table:table-cell table:style-name="ce6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16">
            <text:p>216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125">
            <text:p>12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9">
            <text:p>209</text:p>
          </table:table-cell>
          <table:table-cell table:style-name="ce2" table:number-columns-repeated="2"/>
          <table:table-cell table:style-name="ce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8" office:value-type="float" office:value="127">
            <text:p>127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40">
            <text:p>40</text:p>
          </table:table-cell>
          <table:table-cell table:style-name="ce8"/>
          <table:table-cell table:style-name="ce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20">
            <text:p>220</text:p>
          </table:table-cell>
          <table:table-cell table:style-name="ce2" table:number-columns-repeated="2"/>
          <table:table-cell table:style-name="ce2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8" office:value-type="float" office:value="129">
            <text:p>129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7">
            <text:p>247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30">
            <text:p>13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31">
            <text:p>13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32">
            <text:p>13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7" office:value-type="float" office:value="133">
            <text:p>133</text:p>
          </table:table-cell>
          <table:table-cell table:style-name="ce17" office:value-type="string">
            <text:p>Portátil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Espera</text:p>
          </table:table-cell>
          <table:table-cell table:style-name="ce17" table:number-columns-repeated="2"/>
          <table:table-cell table:style-name="ce17" office:value-type="string">
            <text:p>No termina de arrancar el clonezilla (probar a clonar disco como el R92)</text:p>
          </table:table-cell>
          <table:table-cell table:style-name="ce17" office:value-type="string">
            <text:p>CITIC</text:p>
          </table:table-cell>
          <table:table-cell table:number-columns-repeated="1016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02">
            <text:p>202</text:p>
          </table:table-cell>
          <table:table-cell table:style-name="ce2" table:number-columns-repeated="2"/>
          <table:table-cell table:style-name="ce2" office:value-type="string">
            <text:p>Fuera de la ugr?? Sera creo que lo recogiste tú</text:p>
          </table:table-cell>
          <table:table-cell table:number-columns-repeated="1016"/>
        </table:table-row>
        <table:table-row table:style-name="ro2">
          <table:table-cell table:style-name="ce3" office:value-type="float" office:value="135">
            <text:p>13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36">
            <text:p>13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6">
            <text:p>236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37">
            <text:p>13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6" office:value-type="float" office:value="138">
            <text:p>138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, en uso</text:p>
          </table:table-cell>
          <table:table-cell table:style-name="ce6" office:value-type="string">
            <text:p>Listo</text:p>
          </table:table-cell>
          <table:table-cell table:style-name="ce6" office:value-type="float" office:value="218">
            <text:p>218</text:p>
          </table:table-cell>
          <table:table-cell table:style-name="ce6" table:number-columns-repeated="2"/>
          <table:table-cell table:style-name="ce6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39">
            <text:p>139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5">
            <text:p>235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40">
            <text:p>140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6">
            <text:p>246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5" office:value-type="float" office:value="141">
            <text:p>14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42">
            <text:p>14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<text:s/></text:p>
          </table:table-cell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43">
            <text:p>14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3" office:value-type="float" office:value="144">
            <text:p>14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8" office:value-type="float" office:value="145">
            <text:p>14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7">
            <text:p>237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Fuera de la ugr</text:p>
          </table:table-cell>
          <table:table-cell table:number-columns-repeated="1016"/>
        </table:table-row>
        <table:table-row table:style-name="ro2">
          <table:table-cell table:style-name="ce5" office:value-type="float" office:value="146">
            <text:p>14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5" office:value-type="float" office:value="147">
            <text:p>14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</text:p>
          </table:table-cell>
          <table:table-cell table:number-columns-repeated="1016"/>
        </table:table-row>
        <table:table-row table:style-name="ro2">
          <table:table-cell table:style-name="ce5" office:value-type="float" office:value="148">
            <text:p>14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149">
            <text:p>149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3" office:value-type="float" office:value="151">
            <text:p>15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8" office:value-type="float" office:value="152">
            <text:p>152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8">
            <text:p>238</text:p>
          </table:table-cell>
          <table:table-cell table:style-name="ce8"/>
          <table:table-cell table:style-name="ce8" office:value-type="string">
            <text:p>Kubuntu</text:p>
          </table:table-cell>
          <table:table-cell table:style-name="ce8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3" office:value-type="float" office:value="153">
            <text:p>153</text:p>
          </table:table-cell>
          <table:table-cell table:style-name="ce3" office:value-type="string">
            <text:p>Escane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5" office:value-type="float" office:value="154">
            <text:p>15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Complejo Administrativo Triunfo</text:p>
          </table:table-cell>
          <table:table-cell table:number-columns-repeated="1016"/>
        </table:table-row>
        <table:table-row table:style-name="ro2">
          <table:table-cell table:style-name="ce6" office:value-type="float" office:value="155">
            <text:p>155</text:p>
          </table:table-cell>
          <table:table-cell table:style-name="ce6" office:value-type="string">
            <text:p>Impresor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66">
            <text:p>266</text:p>
          </table:table-cell>
          <table:table-cell table:style-name="ce6" table:number-columns-repeated="2"/>
          <table:table-cell table:style-name="ce6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5" office:value-type="float" office:value="156">
            <text:p>15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157">
            <text:p>15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3" office:value-type="float" office:value="158">
            <text:p>15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PTS</text:p>
          </table:table-cell>
          <table:table-cell table:number-columns-repeated="1016"/>
        </table:table-row>
        <table:table-row table:style-name="ro2">
          <table:table-cell table:style-name="ce3" office:value-type="float" office:value="159">
            <text:p>15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3" office:value-type="float" office:value="160">
            <text:p>16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Triunfo</text:p>
          </table:table-cell>
          <table:table-cell table:number-columns-repeated="1016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32">
            <text:p>232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65">
            <text:p>65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10" office:value-type="float" office:value="163">
            <text:p>163</text:p>
          </table:table-cell>
          <table:table-cell table:style-name="ce10" office:value-type="string">
            <text:p>Portátil</text:p>
          </table:table-cell>
          <table:table-cell table:style-name="ce10" office:value-type="string">
            <text:p>Oficina</text:p>
          </table:table-cell>
          <table:table-cell table:style-name="ce10" office:value-type="string">
            <text:p>Listo</text:p>
          </table:table-cell>
          <table:table-cell table:style-name="ce10" office:value-type="float" office:value="309">
            <text:p>309</text:p>
          </table:table-cell>
          <table:table-cell table:style-name="ce10"/>
          <table:table-cell table:style-name="ce10" office:value-type="string">
            <text:p>Toshiba Satellite Pro (tiene Lubuntu instalado)</text:p>
          </table:table-cell>
          <table:table-cell table:style-name="ce10" office:value-type="string">
            <text:p>CICODE</text:p>
          </table:table-cell>
          <table:table-cell table:number-columns-repeated="1016"/>
        </table:table-row>
        <table:table-row table:style-name="ro2">
          <table:table-cell table:style-name="ce3" office:value-type="float" office:value="164">
            <text:p>16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ETS Ingenierías Informáticas y de Telecomuni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165">
            <text:p>16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66">
            <text:p>166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3" office:value-type="float" office:value="167">
            <text:p>167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palacio la madraza</text:p>
          </table:table-cell>
          <table:table-cell table:number-columns-repeated="1016"/>
        </table:table-row>
        <table:table-row table:style-name="ro2">
          <table:table-cell table:style-name="ce3" office:value-type="float" office:value="168">
            <text:p>16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3" office:value-type="float" office:value="169">
            <text:p>169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3" office:value-type="float" office:value="170">
            <text:p>170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omunicación y document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171">
            <text:p>17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6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Oficina, en uso</text:p>
          </table:table-cell>
          <table:table-cell table:style-name="ce4" office:value-type="string">
            <text:p>Listo</text:p>
          </table:table-cell>
          <table:table-cell table:style-name="ce4" office:value-type="float" office:value="234">
            <text:p>234</text:p>
          </table:table-cell>
          <table:table-cell table:style-name="ce4"/>
          <table:table-cell table:style-name="ce4" office:value-type="string">
            <text:p>Granja3</text:p>
          </table:table-cell>
          <table:table-cell table:style-name="ce4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8" office:value-type="float" office:value="173">
            <text:p>173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2">
            <text:p>242</text:p>
          </table:table-cell>
          <table:table-cell table:style-name="ce8"/>
          <table:table-cell table:style-name="ce8" office:value-type="string">
            <text:p>Granja4</text:p>
          </table:table-cell>
          <table:table-cell table:style-name="ce8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8" office:value-type="float" office:value="174">
            <text:p>174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1">
            <text:p>241</text:p>
          </table:table-cell>
          <table:table-cell table:style-name="ce8"/>
          <table:table-cell table:style-name="ce8" office:value-type="string">
            <text:p>Granja1</text:p>
          </table:table-cell>
          <table:table-cell table:style-name="ce8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8" office:value-type="float" office:value="175">
            <text:p>17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3">
            <text:p>243</text:p>
          </table:table-cell>
          <table:table-cell table:style-name="ce8"/>
          <table:table-cell table:style-name="ce8" office:value-type="string">
            <text:p>Granja2</text:p>
          </table:table-cell>
          <table:table-cell table:style-name="ce8" office:value-type="string">
            <text:p>Edificio BIC</text:p>
          </table:table-cell>
          <table:table-cell table:number-columns-repeated="1016"/>
        </table:table-row>
        <table:table-row table:style-name="ro2">
          <table:table-cell table:style-name="ce5" office:value-type="float" office:value="176">
            <text:p>17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Impresora A3</text:p>
          </table:table-cell>
          <table:table-cell table:style-name="ce12" office:value-type="string">
            <text:p>Parque Tecnológico de la Salud - Edificio BIC</text:p>
          </table:table-cell>
          <table:table-cell table:number-columns-repeated="1016"/>
        </table:table-row>
        <table:table-row table:style-name="ro2">
          <table:table-cell table:style-name="ce10" office:value-type="float" office:value="177">
            <text:p>177</text:p>
          </table:table-cell>
          <table:table-cell table:style-name="ce19" office:value-type="string">
            <text:p>Proyector</text:p>
          </table:table-cell>
          <table:table-cell table:style-name="ce19" office:value-type="string">
            <text:p>Oficina</text:p>
          </table:table-cell>
          <table:table-cell table:style-name="ce19" office:value-type="string">
            <text:p>listo</text:p>
          </table:table-cell>
          <table:table-cell table:style-name="ce19" office:value-type="float" office:value="299">
            <text:p>299</text:p>
          </table:table-cell>
          <table:table-cell table:style-name="ce19" table:number-columns-repeated="2"/>
          <table:table-cell table:style-name="ce19" office:value-type="string">
            <text:p>¿de donde fue?</text:p>
          </table:table-cell>
          <table:table-cell table:number-columns-repeated="1016"/>
        </table:table-row>
        <table:table-row table:style-name="ro2">
          <table:table-cell table:style-name="ce3" office:value-type="float" office:value="178">
            <text:p>17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3" office:value-type="float" office:value="179">
            <text:p>17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3" office:value-type="float" office:value="180">
            <text:p>18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5" office:value-type="float" office:value="181">
            <text:p>18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uera UGR - Álvaro Hurtado</text:p>
          </table:table-cell>
          <table:table-cell table:number-columns-repeated="1016"/>
        </table:table-row>
        <table:table-row table:style-name="ro2">
          <table:table-cell table:style-name="ce8" office:value-type="float" office:value="182">
            <text:p>182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39">
            <text:p>239</text:p>
          </table:table-cell>
          <table:table-cell table:style-name="ce8" table:number-columns-repeated="2"/>
          <table:table-cell table:style-name="ce8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3">
            <text:p>18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4">
            <text:p>18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5">
            <text:p>18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8" office:value-type="float" office:value="186">
            <text:p>18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4">
            <text:p>244</text:p>
          </table:table-cell>
          <table:table-cell table:style-name="ce8" table:number-columns-repeated="2"/>
          <table:table-cell table:style-name="ce8" office:value-type="string">
            <text:p>Complejo Admin. Triunfo -Servicio de alumnos</text:p>
          </table:table-cell>
          <table:table-cell table:number-columns-repeated="1016"/>
        </table:table-row>
        <table:table-row table:style-name="ro2">
          <table:table-cell table:style-name="ce3" office:value-type="float" office:value="187">
            <text:p>18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80">
            <text:p>80</text:p>
          </table:table-cell>
          <table:table-cell table:style-name="ce2"/>
          <table:table-cell table:style-name="ce2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5" office:value-type="float" office:value="189">
            <text:p>18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GAS</text:p>
          </table:table-cell>
          <table:table-cell table:number-columns-repeated="1016"/>
        </table:table-row>
        <table:table-row table:style-name="ro2">
          <table:table-cell table:style-name="ce3" office:value-type="float" office:value="190">
            <text:p>19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3" office:value-type="float" office:value="191">
            <text:p>19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8" office:value-type="float" office:value="192">
            <text:p>192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0">
            <text:p>240</text:p>
          </table:table-cell>
          <table:table-cell table:style-name="ce8" table:number-columns-repeated="2"/>
          <table:table-cell table:style-name="ce8" office:value-type="string">
            <text:p>HOSPITAL REAL -GAS</text:p>
          </table:table-cell>
          <table:table-cell table:number-columns-repeated="1016"/>
        </table:table-row>
        <table:table-row table:style-name="ro2">
          <table:table-cell table:style-name="ce3" office:value-type="float" office:value="193">
            <text:p>19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3" office:value-type="float" office:value="194">
            <text:p>194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8" office:value-type="float" office:value="195">
            <text:p>19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2">
            <text:p>252</text:p>
          </table:table-cell>
          <table:table-cell table:style-name="ce8" table:number-columns-repeated="2"/>
          <table:table-cell table:style-name="ce8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8" office:value-type="float" office:value="196">
            <text:p>19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40">
            <text:p>40</text:p>
          </table:table-cell>
          <table:table-cell table:style-name="ce8"/>
          <table:table-cell table:style-name="ce8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7" office:value-type="float" office:value="197">
            <text:p>197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Espera</text:p>
          </table:table-cell>
          <table:table-cell table:style-name="ce17" table:number-columns-repeated="3"/>
          <table:table-cell table:style-name="ce17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7" office:value-type="float" office:value="198">
            <text:p>198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Espera</text:p>
          </table:table-cell>
          <table:table-cell table:style-name="ce17" table:number-columns-repeated="3"/>
          <table:table-cell table:style-name="ce17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7" office:value-type="float" office:value="199">
            <text:p>199</text:p>
          </table:table-cell>
          <table:table-cell table:style-name="ce17" office:value-type="string">
            <text:p>Impresora</text:p>
          </table:table-cell>
          <table:table-cell table:style-name="ce17" office:value-type="string">
            <text:p>Almacén oficina</text:p>
          </table:table-cell>
          <table:table-cell table:style-name="ce17" office:value-type="string">
            <text:p>Espera</text:p>
          </table:table-cell>
          <table:table-cell table:style-name="ce17" table:number-columns-repeated="3"/>
          <table:table-cell table:style-name="ce17" office:value-type="string">
            <text:p>Farmacia</text:p>
          </table:table-cell>
          <table:table-cell table:number-columns-repeated="1016"/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4"/>
          <table:table-cell table:number-columns-repeated="1016"/>
        </table:table-row>
        <table:table-row table:style-name="ro2">
          <table:table-cell table:style-name="ce8" office:value-type="float" office:value="201">
            <text:p>201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80">
            <text:p>80</text:p>
          </table:table-cell>
          <table:table-cell table:style-name="ce8"/>
          <table:table-cell table:style-name="ce8" office:value-type="string">
            <text:p>Pablo</text:p>
          </table:table-cell>
          <table:table-cell table:number-columns-repeated="1016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4" office:value-type="string">
            <text:p>Impresora</text:p>
          </table:table-cell>
          <table:table-cell table:style-name="ce4" office:value-type="string">
            <text:p>Oficina, en uso</text:p>
          </table:table-cell>
          <table:table-cell table:style-name="ce4" office:value-type="string">
            <text:p>Listo</text:p>
          </table:table-cell>
          <table:table-cell table:style-name="ce4" office:value-type="float" office:value="251">
            <text:p>251</text:p>
          </table:table-cell>
          <table:table-cell table:style-name="ce4"/>
          <table:table-cell table:style-name="ce4" office:value-type="string">
            <text:p>HP PSC 1610 All-in-One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2" office:value-type="string">
            <text:p>Impresora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style-name="ce2" office:value-type="string">
            <text:p>Brother <text:s/>HL2070N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float" office:value="204">
            <text:p>20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Epson AcuLaser C900</text:p>
          </table:table-cell>
          <table:table-cell table:style-name="ce3"/>
          <table:table-cell table:number-columns-repeated="1016"/>
        </table:table-row>
        <table:table-row table:style-name="ro2">
          <table:table-cell table:style-name="ce2" office:value-type="float" office:value="205">
            <text:p>205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0">
            <text:p>260</text:p>
          </table:table-cell>
          <table:table-cell table:style-name="ce2" table:number-columns-repeated="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06">
            <text:p>206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58">
            <text:p>258</text:p>
          </table:table-cell>
          <table:table-cell table:style-name="ce6" table:number-columns-repeated="2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07">
            <text:p>207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08">
            <text:p>208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09">
            <text:p>209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10">
            <text:p>210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3">
            <text:p>263</text:p>
          </table:table-cell>
          <table:table-cell table:style-name="ce2" table:number-columns-repeated="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12">
            <text:p>21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13">
            <text:p>213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1">
            <text:p>271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14">
            <text:p>214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2">
            <text:p>272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15">
            <text:p>215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office:value-type="float" office:value="261">
            <text:p>261</text:p>
          </table:table-cell>
          <table:table-cell table:style-name="ce3" office:value-type="float" office:value="80">
            <text:p>80</text:p>
          </table:table-cell>
          <table:table-cell table:style-name="ce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16">
            <text:p>216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0">
            <text:p>20</text:p>
          </table:table-cell>
          <table:table-cell table:style-name="ce8"/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19">
            <text:p>219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0">
            <text:p>220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59">
            <text:p>259</text:p>
          </table:table-cell>
          <table:table-cell table:style-name="ce6" table:number-columns-repeated="2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Almacén Oficina</text:p>
          </table:table-cell>
          <table:table-cell table:style-name="ce4" office:value-type="string">
            <text:p>Listo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250">
            <text:p>250</text:p>
          </table:table-cell>
          <table:table-cell table:style-name="ce4" office:value-type="string">
            <text:p>Servidor de Redmine</text:p>
          </table:table-cell>
          <table:table-cell table:style-name="ce4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2">
            <text:p>222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4">
            <text:p>274</text:p>
          </table:table-cell>
          <table:table-cell table:style-name="ce6" table:number-columns-repeated="2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3">
            <text:p>22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4">
            <text:p>224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5">
            <text:p>225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6">
            <text:p>226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Plus</text:p>
          </table:table-cell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7">
            <text:p>227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28">
            <text:p>228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29">
            <text:p>22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table:number-columns-repeated="2"/>
          <table:table-cell table:style-name="ce6" office:value-type="string">
            <text:p>Para Gcubo</text:p>
          </table:table-cell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0">
            <text:p>230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1">
            <text:p>231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2">
            <text:p>232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3">
            <text:p>23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34">
            <text:p>23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35">
            <text:p>23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5">
            <text:p>255</text:p>
          </table:table-cell>
          <table:table-cell table:style-name="ce8" table:number-columns-repeated="2"/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6">
            <text:p>236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6" office:value-type="float" office:value="237">
            <text:p>237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5">
            <text:p>275</text:p>
          </table:table-cell>
          <table:table-cell table:style-name="ce6" table:number-columns-repeated="2"/>
          <table:table-cell table:style-name="ce6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38">
            <text:p>238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 </text:p>
          </table:table-cell>
          <table:table-cell table:style-name="ce2" office:value-type="float" office:value="269">
            <text:p>269</text:p>
          </table:table-cell>
          <table:table-cell table:style-name="ce2" table:number-columns-repeated="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39">
            <text:p>23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0">
            <text:p>24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1">
            <text:p>24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2">
            <text:p>24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43">
            <text:p>243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20">
            <text:p>120</text:p>
          </table:table-cell>
          <table:table-cell table:style-name="ce8"/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44">
            <text:p>244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6">
            <text:p>276</text:p>
          </table:table-cell>
          <table:table-cell table:style-name="ce2" table:number-columns-repeated="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8" office:value-type="float" office:value="245">
            <text:p>245</text:p>
          </table:table-cell>
          <table:table-cell table:style-name="ce8" office:value-type="string">
            <text:p>Pc</text:p>
          </table:table-cell>
          <table:table-cell table:style-name="ce20" office:value-type="string">
            <text:p>PRESTADO</text:p>
          </table:table-cell>
          <table:table-cell table:style-name="ce8" office:value-type="string">
            <text:p>Listo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80">
            <text:p>80</text:p>
          </table:table-cell>
          <table:table-cell table:style-name="ce8"/>
          <table:table-cell table:style-name="ce8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46">
            <text:p>246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2" office:value-type="float" office:value="247">
            <text:p>247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5">
            <text:p>265</text:p>
          </table:table-cell>
          <table:table-cell table:style-name="ce2" table:number-columns-repeated="2"/>
          <table:table-cell table:style-name="ce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5" office:value-type="float" office:value="248">
            <text:p>24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de la Salud</text:p>
          </table:table-cell>
          <table:table-cell table:number-columns-repeated="1016"/>
        </table:table-row>
        <table:table-row table:style-name="ro2">
          <table:table-cell table:style-name="ce3" office:value-type="float" office:value="249">
            <text:p>249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4"/>
          <table:table-cell table:number-columns-repeated="1016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string">
            <text:p>Portátil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67">
            <text:p>267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 office:value-type="float" office:value="251">
            <text:p>251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 </text:p>
          </table:table-cell>
          <table:table-cell table:style-name="ce2" office:value-type="float" office:value="268">
            <text:p>268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5" office:value-type="float" office:value="252">
            <text:p>25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Instituto de Matemáticas UGR - IEMATH</text:p>
          </table:table-cell>
          <table:table-cell table:number-columns-repeated="1016"/>
        </table:table-row>
        <table:table-row table:style-name="ro2">
          <table:table-cell table:style-name="ce5" office:value-type="float" office:value="253">
            <text:p>25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Canon Fax L300</text:p>
          </table:table-cell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54">
            <text:p>254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79">
            <text:p>279</text:p>
          </table:table-cell>
          <table:table-cell table:style-name="ce6"/>
          <table:table-cell table:style-name="ce6" office:value-type="string">
            <text:p>3M</text:p>
          </table:table-cell>
          <table:table-cell table:style-name="ce6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55">
            <text:p>25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Lexmark E-210</text:p>
          </table:table-cell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56">
            <text:p>256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Toshiba TDP S80</text:p>
          </table:table-cell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</text:p>
          </table:table-cell>
          <table:table-cell table:style-name="ce2" office:value-type="float" office:value="278">
            <text:p>278</text:p>
          </table:table-cell>
          <table:table-cell table:style-name="ce2"/>
          <table:table-cell table:style-name="ce2" office:value-type="string">
            <text:p>3M</text:p>
          </table:table-cell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58">
            <text:p>258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Toshiba TDP S8</text:p>
          </table:table-cell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59">
            <text:p>25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2"/>
          <table:table-cell table:style-name="ce12" office:value-type="string">
            <text:p>Hp Deskjet 5440</text:p>
          </table:table-cell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60">
            <text:p>260</text:p>
          </table:table-cell>
          <table:table-cell table:style-name="ce3" office:value-type="string">
            <text:p>Proyector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2"/>
          <table:table-cell table:style-name="ce3" office:value-type="string">
            <text:p>TM Extended</text:p>
          </table:table-cell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2" office:value-type="string">
            <text:p>Proyector</text:p>
          </table:table-cell>
          <table:table-cell table:style-name="ce2" office:value-type="string">
            <text:p>DONADO</text:p>
          </table:table-cell>
          <table:table-cell table:style-name="ce2" office:value-type="string">
            <text:p>Listo </text:p>
          </table:table-cell>
          <table:table-cell table:style-name="ce2" office:value-type="float" office:value="277">
            <text:p>277</text:p>
          </table:table-cell>
          <table:table-cell table:style-name="ce2"/>
          <table:table-cell table:style-name="ce2" office:value-type="string">
            <text:p>3M</text:p>
          </table:table-cell>
          <table:table-cell table:style-name="ce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62">
            <text:p>262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0">
            <text:p>280</text:p>
          </table:table-cell>
          <table:table-cell table:style-name="ce6" table:number-columns-repeated="2"/>
          <table:table-cell table:style-name="ce6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3">
            <text:p>26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4">
            <text:p>26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5">
            <text:p>26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7" office:value-type="float" office:value="266">
            <text:p>266</text:p>
          </table:table-cell>
          <table:table-cell table:style-name="ce17" office:value-type="string">
            <text:p>Pc</text:p>
          </table:table-cell>
          <table:table-cell table:style-name="ce17" office:value-type="string">
            <text:p>Oficina</text:p>
          </table:table-cell>
          <table:table-cell table:style-name="ce17" office:value-type="string">
            <text:p>Reciclando</text:p>
          </table:table-cell>
          <table:table-cell table:style-name="ce17" table:number-columns-repeated="3"/>
          <table:table-cell table:style-name="ce17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3" office:value-type="float" office:value="267">
            <text:p>267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68">
            <text:p>26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269">
            <text:p>269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3">
            <text:p>283</text:p>
          </table:table-cell>
          <table:table-cell table:style-name="ce6" office:value-type="float" office:value="80">
            <text:p>80</text:p>
          </table:table-cell>
          <table:table-cell table:style-name="ce6"/>
          <table:table-cell table:style-name="ce6" office:value-type="string">
            <text:p>¿?</text:p>
          </table:table-cell>
          <table:table-cell table:number-columns-repeated="1016"/>
        </table:table-row>
        <table:table-row table:style-name="ro2">
          <table:table-cell table:style-name="ce5" office:value-type="float" office:value="270">
            <text:p>27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271">
            <text:p>27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272">
            <text:p>27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3" office:value-type="float" office:value="273">
            <text:p>273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4"/>
          <table:table-cell table:number-columns-repeated="1016"/>
        </table:table-row>
        <table:table-row table:style-name="ro2">
          <table:table-cell table:style-name="ce3" office:value-type="float" office:value="274">
            <text:p>274</text:p>
          </table:table-cell>
          <table:table-cell table:style-name="ce3" office:value-type="string">
            <text:p>Impresora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4"/>
          <table:table-cell table:number-columns-repeated="1016"/>
        </table:table-row>
        <table:table-row table:style-name="ro2">
          <table:table-cell table:style-name="ce5" office:value-type="float" office:value="275">
            <text:p>27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Renato</text:p>
          </table:table-cell>
          <table:table-cell table:number-columns-repeated="1016"/>
        </table:table-row>
        <table:table-row table:style-name="ro2">
          <table:table-cell table:style-name="ce6" office:value-type="float" office:value="276">
            <text:p>27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1">
            <text:p>281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Devueltos por Ecosfron de la 3ª Campaña</text:p>
          </table:table-cell>
          <table:table-cell table:number-columns-repeated="1016"/>
        </table:table-row>
        <table:table-row table:style-name="ro2">
          <table:table-cell table:style-name="ce6" office:value-type="float" office:value="277">
            <text:p>277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2">
            <text:p>282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Devueltos por Ecosfron de la 3ª Campaña</text:p>
          </table:table-cell>
          <table:table-cell table:number-columns-repeated="1016"/>
        </table:table-row>
        <table:table-row table:style-name="ro2">
          <table:table-cell table:style-name="ce5" office:value-type="float" office:value="278">
            <text:p>27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79">
            <text:p>27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0">
            <text:p>28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1">
            <text:p>28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2">
            <text:p>28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3">
            <text:p>28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4">
            <text:p>28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5">
            <text:p>28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6">
            <text:p>28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7">
            <text:p>28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88">
            <text:p>28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3">
          <table:table-cell table:style-name="ce5" office:value-type="float" office:value="289">
            <text:p>289</text:p>
          </table:table-cell>
          <table:table-cell table:style-name="ce12" office:value-type="string">
            <text:p>Impresora/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0">
            <text:p>290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1">
            <text:p>291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2">
            <text:p>292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3">
            <text:p>293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Ciencias de la Educación</text:p>
          </table:table-cell>
          <table:table-cell table:number-columns-repeated="1016"/>
        </table:table-row>
        <table:table-row table:style-name="ro2">
          <table:table-cell table:style-name="ce5" office:value-type="float" office:value="294">
            <text:p>29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5">
            <text:p>29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6">
            <text:p>29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7">
            <text:p>297</text:p>
          </table:table-cell>
          <table:table-cell table:style-name="ce12" office:value-type="string">
            <text:p>Escá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3" office:value-type="float" office:value="298">
            <text:p>298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299">
            <text:p>29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0">
            <text:p>30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xterna UGR - Pablo Hinojosa</text:p>
          </table:table-cell>
          <table:table-cell table:number-columns-repeated="1016"/>
        </table:table-row>
        <table:table-row table:style-name="ro2">
          <table:table-cell table:style-name="ce5" office:value-type="float" office:value="301">
            <text:p>30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2">
            <text:p>30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3">
            <text:p>30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4">
            <text:p>30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5">
            <text:p>30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6">
            <text:p>30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7">
            <text:p>30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8">
            <text:p>30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09">
            <text:p>30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Nodo CSIRC - Sección Biblioteca</text:p>
          </table:table-cell>
          <table:table-cell table:number-columns-repeated="1016"/>
        </table:table-row>
        <table:table-row table:style-name="ro2">
          <table:table-cell table:style-name="ce7" office:value-type="float" office:value="310">
            <text:p>310</text:p>
          </table:table-cell>
          <table:table-cell table:style-name="ce17" office:value-type="string">
            <text:p>Pc</text:p>
          </table:table-cell>
          <table:table-cell table:style-name="ce21" office:value-type="string">
            <text:p>Almacén oficina</text:p>
          </table:table-cell>
          <table:table-cell table:style-name="ce17" office:value-type="string">
            <text:p>Listo</text:p>
          </table:table-cell>
          <table:table-cell table:style-name="ce17" office:value-type="float" office:value="293">
            <text:p>293</text:p>
          </table:table-cell>
          <table:table-cell table:style-name="ce17" office:value-type="float" office:value="40">
            <text:p>40</text:p>
          </table:table-cell>
          <table:table-cell table:style-name="ce17"/>
          <table:table-cell table:style-name="ce17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11">
            <text:p>311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3" office:value-type="float" office:value="312">
            <text:p>312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3">
            <text:p>313</text:p>
          </table:table-cell>
          <table:table-cell table:style-name="ce12" office:value-type="string">
            <text:p>Impreos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4">
            <text:p>31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5">
            <text:p>31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6">
            <text:p>31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7">
            <text:p>317</text:p>
          </table:table-cell>
          <table:table-cell table:style-name="ce12" office:value-type="string">
            <text:p>Escáner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s de Filosofía y Letras</text:p>
          </table:table-cell>
          <table:table-cell table:number-columns-repeated="1016"/>
        </table:table-row>
        <table:table-row table:style-name="ro2">
          <table:table-cell table:style-name="ce5" office:value-type="float" office:value="318">
            <text:p>31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Dpto Estadística - Despacho Nuria Rico Castro</text:p>
          </table:table-cell>
          <table:table-cell table:number-columns-repeated="1016"/>
        </table:table-row>
        <table:table-row table:style-name="ro2">
          <table:table-cell table:style-name="ce5" office:value-type="float" office:value="319">
            <text:p>31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0">
            <text:p>32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1">
            <text:p>32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2">
            <text:p>32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Parque Tecnológico de la Salud - Unidad de Microscopía</text:p>
          </table:table-cell>
          <table:table-cell table:number-columns-repeated="1016"/>
        </table:table-row>
        <table:table-row table:style-name="ro2">
          <table:table-cell table:style-name="ce5" office:value-type="float" office:value="323">
            <text:p>32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5" office:value-type="float" office:value="324">
            <text:p>32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5" office:value-type="float" office:value="325">
            <text:p>325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3">
          <table:table-cell table:style-name="ce6" office:value-type="float" office:value="326">
            <text:p>32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5">
            <text:p>285</text:p>
          </table:table-cell>
          <table:table-cell table:style-name="ce6" table:number-columns-repeated="2"/>
          <table:table-cell table:style-name="ce6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27">
            <text:p>32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28">
            <text:p>32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29">
            <text:p>32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io Mecenas - Departamento de Física de Partículas y del Cosmos</text:p>
          </table:table-cell>
          <table:table-cell table:number-columns-repeated="1016"/>
        </table:table-row>
        <table:table-row table:style-name="ro2">
          <table:table-cell table:style-name="ce5" office:value-type="float" office:value="330">
            <text:p>330</text:p>
          </table:table-cell>
          <table:table-cell table:style-name="ce12" office:value-type="string">
            <text:p>Portá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xterna UGR - Javier Funes Nieto</text:p>
          </table:table-cell>
          <table:table-cell table:number-columns-repeated="1016"/>
        </table:table-row>
        <table:table-row table:style-name="ro2">
          <table:table-cell table:style-name="ce5" office:value-type="float" office:value="331">
            <text:p>33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Hospital Real - Biblioteca</text:p>
          </table:table-cell>
          <table:table-cell table:number-columns-repeated="1016"/>
        </table:table-row>
        <table:table-row table:style-name="ro2">
          <table:table-cell table:style-name="ce5" office:value-type="float" office:value="332">
            <text:p>332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6" office:value-type="float" office:value="333">
            <text:p>333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4">
            <text:p>28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5" office:value-type="float" office:value="334">
            <text:p>334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35">
            <text:p>335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36">
            <text:p>336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37">
            <text:p>337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38">
            <text:p>338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39">
            <text:p>339</text:p>
          </table:table-cell>
          <table:table-cell table:style-name="ce12" table:number-columns-repeated="2"/>
          <table:table-cell table:style-name="ce12" office:value-type="string">
            <text:p>-</text:p>
          </table:table-cell>
          <table:table-cell table:style-name="ce12" table:number-columns-repeated="4"/>
          <table:table-cell table:number-columns-repeated="1016"/>
        </table:table-row>
        <table:table-row table:style-name="ro2">
          <table:table-cell table:style-name="ce5" office:value-type="float" office:value="340">
            <text:p>34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1">
            <text:p>34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2">
            <text:p>34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3">
            <text:p>34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4">
            <text:p>34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5">
            <text:p>34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6" office:value-type="float" office:value="346">
            <text:p>346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6">
            <text:p>286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7">
            <text:p>34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8">
            <text:p>34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49">
            <text:p>34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50">
            <text:p>35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Odontología</text:p>
          </table:table-cell>
          <table:table-cell table:number-columns-repeated="1016"/>
        </table:table-row>
        <table:table-row table:style-name="ro2">
          <table:table-cell table:style-name="ce5" office:value-type="float" office:value="351">
            <text:p>35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5" office:value-type="float" office:value="352">
            <text:p>35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3" office:value-type="float" office:value="353">
            <text:p>353</text:p>
          </table:table-cell>
          <table:table-cell table:style-name="ce3" office:value-type="string">
            <text:p>Pc</text:p>
          </table:table-cell>
          <table:table-cell table:style-name="ce3" office:value-type="string">
            <text:p>Almacén oficina</text:p>
          </table:table-cell>
          <table:table-cell table:style-name="ce3" office:value-type="string">
            <text:p>Desechado</text:p>
          </table:table-cell>
          <table:table-cell table:style-name="ce3" table:number-columns-repeated="3"/>
          <table:table-cell table:style-name="ce3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5" office:value-type="float" office:value="354">
            <text:p>35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6" office:value-type="float" office:value="355">
            <text:p>355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2">
            <text:p>292</text:p>
          </table:table-cell>
          <table:table-cell table:style-name="ce6" office:value-type="float" office:value="40">
            <text:p>40</text:p>
          </table:table-cell>
          <table:table-cell table:style-name="ce6"/>
          <table:table-cell table:style-name="ce6" office:value-type="string">
            <text:p>Instituto de Geofísica</text:p>
          </table:table-cell>
          <table:table-cell table:number-columns-repeated="1016"/>
        </table:table-row>
        <table:table-row table:style-name="ro2">
          <table:table-cell table:style-name="ce6" office:value-type="float" office:value="356">
            <text:p>356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7">
            <text:p>287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Falta logo osl en el grub y fondo pantalla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7">
            <text:p>357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9">
            <text:p>289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Listo de imágenes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8">
            <text:p>358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1">
            <text:p>291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Falta logo osl en el grub y fondo pantalla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59">
            <text:p>359</text:p>
          </table:table-cell>
          <table:table-cell table:style-name="ce6" office:value-type="string">
            <text:p>Portátil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88">
            <text:p>288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Falta logo osl en el grub y fondo pantalla</text:p>
          </table:table-cell>
          <table:table-cell table:style-name="ce6" office:value-type="string">
            <text:p>Madrid</text:p>
          </table:table-cell>
          <table:table-cell table:number-columns-repeated="1016"/>
        </table:table-row>
        <table:table-row table:style-name="ro2">
          <table:table-cell table:style-name="ce6" office:value-type="float" office:value="360">
            <text:p>360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2">
            <text:p>302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1">
            <text:p>361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1">
            <text:p>301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2">
            <text:p>362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3">
            <text:p>303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3">
            <text:p>363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6">
            <text:p>306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1" office:value-type="float" office:value="364">
            <text:p>364</text:p>
          </table:table-cell>
          <table:table-cell table:style-name="ce11" office:value-type="string">
            <text:p>Proyector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Desachado</text:p>
          </table:table-cell>
          <table:table-cell table:style-name="ce11" table:number-columns-repeated="2"/>
          <table:table-cell table:style-name="ce11" office:value-type="string">
            <text:p>No funciona la lampara</text:p>
          </table:table-cell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5">
            <text:p>365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0">
            <text:p>300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1" office:value-type="float" office:value="366">
            <text:p>366</text:p>
          </table:table-cell>
          <table:table-cell table:style-name="ce11" office:value-type="string">
            <text:p>Proyector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Desachado</text:p>
          </table:table-cell>
          <table:table-cell table:style-name="ce11" table:number-columns-repeated="2"/>
          <table:table-cell table:style-name="ce11" office:value-type="string">
            <text:p>No funciona la lampara</text:p>
          </table:table-cell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11" office:value-type="float" office:value="367">
            <text:p>367</text:p>
          </table:table-cell>
          <table:table-cell table:style-name="ce11" office:value-type="string">
            <text:p>Proyector</text:p>
          </table:table-cell>
          <table:table-cell table:style-name="ce11" office:value-type="string">
            <text:p>Almacén oficina</text:p>
          </table:table-cell>
          <table:table-cell table:style-name="ce11" office:value-type="string">
            <text:p>Desechado</text:p>
          </table:table-cell>
          <table:table-cell table:style-name="ce11" table:number-columns-repeated="2"/>
          <table:table-cell table:style-name="ce11" office:value-type="string">
            <text:p>No funciona la lampara</text:p>
          </table:table-cell>
          <table:table-cell table:style-name="ce11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8">
            <text:p>368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4">
            <text:p>304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369">
            <text:p>36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5">
            <text:p>305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0">
            <text:p>37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1">
            <text:p>37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2">
            <text:p>37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3">
            <text:p>37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4">
            <text:p>37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5">
            <text:p>37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6">
            <text:p>37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7">
            <text:p>37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8">
            <text:p>37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79">
            <text:p>37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0">
            <text:p>38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1">
            <text:p>38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2">
            <text:p>38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3">
            <text:p>38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4">
            <text:p>38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5">
            <text:p>38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6">
            <text:p>38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7">
            <text:p>38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8">
            <text:p>38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89">
            <text:p>38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0">
            <text:p>39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1">
            <text:p>39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2">
            <text:p>39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3">
            <text:p>39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4">
            <text:p>39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5">
            <text:p>39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6">
            <text:p>39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7">
            <text:p>39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8">
            <text:p>39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399">
            <text:p>39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0">
            <text:p>400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7">
            <text:p>297</text:p>
          </table:table-cell>
          <table:table-cell table:style-name="ce13" office:value-type="float" office:value="40">
            <text:p>40</text:p>
          </table:table-cell>
          <table:table-cell table:style-name="ce13"/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1">
            <text:p>40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2">
            <text:p>40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3">
            <text:p>40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4">
            <text:p>40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5">
            <text:p>40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6">
            <text:p>406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4">
            <text:p>294</text:p>
          </table:table-cell>
          <table:table-cell table:style-name="ce13" office:value-type="float" office:value="120">
            <text:p>120</text:p>
          </table:table-cell>
          <table:table-cell table:style-name="ce13"/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7">
            <text:p>40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08">
            <text:p>408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5">
            <text:p>295</text:p>
          </table:table-cell>
          <table:table-cell table:style-name="ce13" office:value-type="float" office:value="40">
            <text:p>40</text:p>
          </table:table-cell>
          <table:table-cell table:style-name="ce13"/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09">
            <text:p>40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0">
            <text:p>41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1">
            <text:p>41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2">
            <text:p>41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3">
            <text:p>41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4">
            <text:p>41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5">
            <text:p>41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6">
            <text:p>41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17">
            <text:p>41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18">
            <text:p>418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8">
            <text:p>308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19">
            <text:p>419</text:p>
          </table:table-cell>
          <table:table-cell table:style-name="ce6" office:value-type="string">
            <text:p>Proyector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307">
            <text:p>307</text:p>
          </table:table-cell>
          <table:table-cell table:style-name="ce6" table:number-columns-repeated="2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0">
            <text:p>420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1">
            <text:p>42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2">
            <text:p>42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3">
            <text:p>42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24">
            <text:p>424</text:p>
          </table:table-cell>
          <table:table-cell table:style-name="ce13"/>
          <table:table-cell table:style-name="ce13" office:value-type="string">
            <text:p>Almacén oficina</text:p>
          </table:table-cell>
          <table:table-cell table:style-name="ce13" office:value-type="string">
            <text:p>Listo</text:p>
          </table:table-cell>
          <table:table-cell table:style-name="ce13" office:value-type="float" office:value="296">
            <text:p>296</text:p>
          </table:table-cell>
          <table:table-cell table:style-name="ce13" office:value-type="float" office:value="40">
            <text:p>40</text:p>
          </table:table-cell>
          <table:table-cell table:style-name="ce13"/>
          <table:table-cell table:style-name="ce13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5">
            <text:p>42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6">
            <text:p>42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7">
            <text:p>427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8">
            <text:p>428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29">
            <text:p>429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6" office:value-type="float" office:value="430">
            <text:p>430</text:p>
          </table:table-cell>
          <table:table-cell table:style-name="ce6" office:value-type="string">
            <text:p>Pc</text:p>
          </table:table-cell>
          <table:table-cell table:style-name="ce6" office:value-type="string">
            <text:p>Oficina</text:p>
          </table:table-cell>
          <table:table-cell table:style-name="ce6" office:value-type="string">
            <text:p>Listo</text:p>
          </table:table-cell>
          <table:table-cell table:style-name="ce6" office:value-type="float" office:value="290">
            <text:p>290</text:p>
          </table:table-cell>
          <table:table-cell table:style-name="ce6" office:value-type="float" office:value="160">
            <text:p>160</text:p>
          </table:table-cell>
          <table:table-cell table:style-name="ce6"/>
          <table:table-cell table:style-name="ce6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31">
            <text:p>431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32">
            <text:p>432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de Ciencias Políticas</text:p>
          </table:table-cell>
          <table:table-cell table:number-columns-repeated="1016"/>
        </table:table-row>
        <table:table-row table:style-name="ro2">
          <table:table-cell table:style-name="ce5" office:value-type="float" office:value="433">
            <text:p>433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4">
            <text:p>434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5">
            <text:p>435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6">
            <text:p>436</text:p>
          </table:table-cell>
          <table:table-cell table:style-name="ce12"/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difico Santa Lucía</text:p>
          </table:table-cell>
          <table:table-cell table:number-columns-repeated="1016"/>
        </table:table-row>
        <table:table-row table:style-name="ro2">
          <table:table-cell table:style-name="ce5" office:value-type="float" office:value="437">
            <text:p>43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Archivo</text:p>
          </table:table-cell>
          <table:table-cell table:number-columns-repeated="1016"/>
        </table:table-row>
        <table:table-row table:style-name="ro2">
          <table:table-cell table:style-name="ce5" office:value-type="float" office:value="438">
            <text:p>43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Archivo</text:p>
          </table:table-cell>
          <table:table-cell table:number-columns-repeated="1016"/>
        </table:table-row>
        <table:table-row table:style-name="ro2">
          <table:table-cell table:style-name="ce5" office:value-type="float" office:value="439">
            <text:p>439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0">
            <text:p>44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1">
            <text:p>44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2">
            <text:p>44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3">
            <text:p>44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5" office:value-type="float" office:value="444">
            <text:p>44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Facultad Medicina Bioestadistica</text:p>
          </table:table-cell>
          <table:table-cell table:number-columns-repeated="1016"/>
        </table:table-row>
        <table:table-row table:style-name="ro2">
          <table:table-cell table:style-name="ce6" office:value-type="float" office:value="445">
            <text:p>445</text:p>
          </table:table-cell>
          <table:table-cell table:style-name="ce6" office:value-type="string">
            <text:p>Sobremesa</text:p>
          </table:table-cell>
          <table:table-cell table:style-name="ce6" office:value-type="string">
            <text:p>Almacén oficina</text:p>
          </table:table-cell>
          <table:table-cell table:style-name="ce6" office:value-type="string">
            <text:p>Listo</text:p>
          </table:table-cell>
          <table:table-cell table:style-name="ce6"/>
          <table:table-cell table:style-name="ce6" office:value-type="float" office:value="80">
            <text:p>80</text:p>
          </table:table-cell>
          <table:table-cell table:style-name="ce6"/>
          <table:table-cell table:style-name="ce6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6">
            <text:p>44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7">
            <text:p>44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8">
            <text:p>448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Moxilos Domo Electra</text:p>
          </table:table-cell>
          <table:table-cell table:number-columns-repeated="1016"/>
        </table:table-row>
        <table:table-row table:style-name="ro2">
          <table:table-cell table:style-name="ce5" office:value-type="float" office:value="449">
            <text:p>449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Vicerectorado Ordenación Académica</text:p>
          </table:table-cell>
          <table:table-cell table:number-columns-repeated="1016"/>
        </table:table-row>
        <table:table-row table:style-name="ro2">
          <table:table-cell table:style-name="ce5" office:value-type="float" office:value="450">
            <text:p>450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Vicerectorado Ordenación Académica</text:p>
          </table:table-cell>
          <table:table-cell table:number-columns-repeated="1016"/>
        </table:table-row>
        <table:table-row table:style-name="ro2">
          <table:table-cell table:style-name="ce5" office:value-type="float" office:value="451">
            <text:p>451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2">
            <text:p>452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3">
            <text:p>453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5"/>
          <table:table-cell table:style-name="ce12" table:number-columns-repeated="2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4">
            <text:p>45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5">
            <text:p>455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6">
            <text:p>45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7">
            <text:p>45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8">
            <text:p>458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59">
            <text:p>459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0">
            <text:p>460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1">
            <text:p>461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2">
            <text:p>462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3">
            <text:p>463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4">
            <text:p>46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5">
            <text:p>465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office:value-type="string">
            <text:p>-</text:p>
          </table:table-cell>
          <table:table-cell table:style-name="ce12" table:number-columns-repeated="3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6">
            <text:p>46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7">
            <text:p>46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8">
            <text:p>468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69">
            <text:p>469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0">
            <text:p>470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1">
            <text:p>471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2">
            <text:p>472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3">
            <text:p>473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4">
            <text:p>474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5">
            <text:p>475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6">
            <text:p>476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5" office:value-type="float" office:value="477">
            <text:p>477</text:p>
          </table:table-cell>
          <table:table-cell table:style-name="ce12" office:value-type="string">
            <text:p>Sobremesa</text:p>
          </table:table-cell>
          <table:table-cell table:style-name="ce12" office:value-type="string">
            <text:p>Almacén oficina</text:p>
          </table:table-cell>
          <table:table-cell table:style-name="ce12" table:number-columns-repeated="4"/>
          <table:table-cell table:style-name="ce12" office:value-type="string">
            <text:p>Escuela de Caminos</text:p>
          </table:table-cell>
          <table:table-cell table:number-columns-repeated="1016"/>
        </table:table-row>
        <table:table-row table:style-name="ro2">
          <table:table-cell table:style-name="ce12" office:value-type="string">
            <text:p>Tac-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5"/>
          <table:table-cell table:number-columns-repeated="1016"/>
        </table:table-row>
        <table:table-row table:style-name="ro2">
          <table:table-cell table:style-name="ce12" office:value-type="float" office:value="478">
            <text:p>47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Cicode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79">
            <text:p>47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Cicode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0">
            <text:p>48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Cicode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1">
            <text:p>48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Cicode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2">
            <text:p>48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3">
            <text:p>48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4">
            <text:p>48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5">
            <text:p>48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6">
            <text:p>48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7">
            <text:p>48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8">
            <text:p>48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Filossofía y letra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89">
            <text:p>489</text:p>
          </table:table-cell>
          <table:table-cell table:style-name="ce12" office:value-type="string">
            <text:p>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Filossofía y letra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0">
            <text:p>490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1">
            <text:p>491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2">
            <text:p>49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Filossofía y letra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3">
            <text:p>49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4">
            <text:p>494</text:p>
          </table:table-cell>
          <table:table-cell table:style-name="ce12" office:value-type="string">
            <text:p>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Traductor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5">
            <text:p>49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Secretaria General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6">
            <text:p>49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Secretaria General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7">
            <text:p>49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Secretaria General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8">
            <text:p>49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499">
            <text:p>49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0">
            <text:p>50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1">
            <text:p>50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2">
            <text:p>50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3">
            <text:p>50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4">
            <text:p>50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style-name="ce12"/>
          <table:table-cell table:number-columns-repeated="1016"/>
        </table:table-row>
        <table:table-row table:style-name="ro2">
          <table:table-cell table:style-name="ce12" office:value-type="float" office:value="505">
            <text:p>50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06">
            <text:p>50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07">
            <text:p>50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08">
            <text:p>50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09">
            <text:p>50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0">
            <text:p>51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1">
            <text:p>51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2">
            <text:p>51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3">
            <text:p>51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4">
            <text:p>514</text:p>
          </table:table-cell>
          <table:table-cell table:style-name="ce12" office:value-type="string">
            <text:p>Fax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15">
            <text:p>51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16">
            <text:p>51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17">
            <text:p>51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18">
            <text:p>51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19">
            <text:p>51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0">
            <text:p>52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1">
            <text:p>52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2">
            <text:p>52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3">
            <text:p>52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4">
            <text:p>52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5">
            <text:p>52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6">
            <text:p>52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7">
            <text:p>52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8">
            <text:p>52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29">
            <text:p>52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0">
            <text:p>53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1">
            <text:p>53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2">
            <text:p>532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3">
            <text:p>533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4">
            <text:p>53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5">
            <text:p>535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6">
            <text:p>53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7">
            <text:p>53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8">
            <text:p>538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Politicas</text:p>
          </table:table-cell>
          <table:table-cell table:number-columns-repeated="1017"/>
        </table:table-row>
        <table:table-row table:style-name="ro2">
          <table:table-cell table:style-name="ce12" office:value-type="float" office:value="539">
            <text:p>539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0">
            <text:p>540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1">
            <text:p>541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2">
            <text:p>542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3">
            <text:p>543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4">
            <text:p>544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5">
            <text:p>545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6">
            <text:p>546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7">
            <text:p>547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8">
            <text:p>548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49">
            <text:p>549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0">
            <text:p>550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1">
            <text:p>551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2">
            <text:p>552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3">
            <text:p>553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4">
            <text:p>554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5">
            <text:p>555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6">
            <text:p>556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7">
            <text:p>557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8">
            <text:p>558</text:p>
          </table:table-cell>
          <table:table-cell table:style-name="ce12"/>
          <table:table-cell table:style-name="ce12" office:value-type="string">
            <text:p>Almacén</text:p>
          </table:table-cell>
          <table:table-cell table:style-name="ce12" table:number-columns-repeated="4"/>
          <table:table-cell table:number-columns-repeated="1017"/>
        </table:table-row>
        <table:table-row table:style-name="ro2">
          <table:table-cell table:style-name="ce12" office:value-type="float" office:value="559">
            <text:p>55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0">
            <text:p>56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1">
            <text:p>561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2">
            <text:p>562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3">
            <text:p>563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4">
            <text:p>564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5">
            <text:p>565</text:p>
          </table:table-cell>
          <table:table-cell table:style-name="ce12" office:value-type="string">
            <text:p>Proyector</text:p>
          </table:table-cell>
          <table:table-cell table:style-name="ce12" office:value-type="string">
            <text:p>Almacén</text:p>
          </table:table-cell>
          <table:table-cell table:style-name="ce12" table:number-columns-repeated="3"/>
          <table:table-cell table:style-name="ce12" office:value-type="string">
            <text:p>Deportes</text:p>
          </table:table-cell>
          <table:table-cell table:number-columns-repeated="1017"/>
        </table:table-row>
        <table:table-row table:style-name="ro2">
          <table:table-cell table:style-name="ce12" office:value-type="float" office:value="566">
            <text:p>56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67">
            <text:p>56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68">
            <text:p>56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69">
            <text:p>56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3" office:value-type="float" office:value="570">
            <text:p>570</text:p>
          </table:table-cell>
          <table:table-cell table:style-name="ce13" office:value-type="string">
            <text:p>Pc</text:p>
          </table:table-cell>
          <table:table-cell table:style-name="ce13" office:value-type="string">
            <text:p>Oficina Manu</text:p>
          </table:table-cell>
          <table:table-cell table:style-name="ce13"/>
          <table:table-cell table:style-name="ce13" office:value-type="float" office:value="312">
            <text:p>312</text:p>
          </table:table-cell>
          <table:table-cell table:style-name="ce13"/>
          <table:table-cell table:style-name="ce13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71">
            <text:p>571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72">
            <text:p>572</text:p>
          </table:table-cell>
          <table:table-cell table:style-name="ce12" office:value-type="string">
            <text:p>Portatil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73">
            <text:p>573</text:p>
          </table:table-cell>
          <table:table-cell table:style-name="ce12" office:value-type="string">
            <text:p>Fax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2" office:value-type="float" office:value="574">
            <text:p>574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Oficina Proyectos Internacionales</text:p>
          </table:table-cell>
          <table:table-cell table:number-columns-repeated="1017"/>
        </table:table-row>
        <table:table-row table:style-name="ro2">
          <table:table-cell table:style-name="ce14" office:value-type="float" office:value="575">
            <text:p>575</text:p>
          </table:table-cell>
          <table:table-cell table:style-name="ce14" office:value-type="string">
            <text:p>Pc</text:p>
          </table:table-cell>
          <table:table-cell table:style-name="ce14" office:value-type="string">
            <text:p>Oficina</text:p>
          </table:table-cell>
          <table:table-cell table:style-name="ce14" office:value-type="string">
            <text:p>Desechado</text:p>
          </table:table-cell>
          <table:table-cell table:style-name="ce14" table:number-columns-repeated="2"/>
          <table:table-cell table:style-name="ce14" office:value-type="string">
            <text:p>Hospital Real Rector</text:p>
          </table:table-cell>
          <table:table-cell table:number-columns-repeated="1017"/>
        </table:table-row>
        <table:table-row table:style-name="ro2">
          <table:table-cell table:style-name="ce12" office:value-type="float" office:value="576">
            <text:p>576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77">
            <text:p>577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78">
            <text:p>578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79">
            <text:p>579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0">
            <text:p>580</text:p>
          </table:table-cell>
          <table:table-cell table:style-name="ce12" office:value-type="string">
            <text:p>Pc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1">
            <text:p>58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2">
            <text:p>58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3">
            <text:p>58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4">
            <text:p>58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5">
            <text:p>585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6">
            <text:p>58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7">
            <text:p>587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8">
            <text:p>588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89">
            <text:p>589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0">
            <text:p>590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1">
            <text:p>591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2">
            <text:p>592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3">
            <text:p>593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4">
            <text:p>594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5">
            <text:p>595</text:p>
          </table:table-cell>
          <table:table-cell table:style-name="ce12" office:value-type="string">
            <text:p>Escaner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2">
          <table:table-cell table:style-name="ce12" office:value-type="float" office:value="596">
            <text:p>596</text:p>
          </table:table-cell>
          <table:table-cell table:style-name="ce12" office:value-type="string">
            <text:p>Impresora</text:p>
          </table:table-cell>
          <table:table-cell table:style-name="ce12" office:value-type="string">
            <text:p>Almacen</text:p>
          </table:table-cell>
          <table:table-cell table:style-name="ce12" table:number-columns-repeated="3"/>
          <table:table-cell table:style-name="ce12" office:value-type="string">
            <text:p>Facultad de ciencias</text:p>
          </table:table-cell>
          <table:table-cell table:number-columns-repeated="1017"/>
        </table:table-row>
        <table:table-row table:style-name="ro4" table:number-rows-repeated="10479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>
        <table:table-column table:style-name="co2" table:default-cell-style-name="Default"/>
        <table:table-row table:style-name="ro5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number number:decimal-places="0" number:min-integer-digits="1" number:grouping="true"/>
      <number:text> </number:text>
    </number:number-style>
    <number:number-style style:name="N107P1" style:volatile="true">
      <number:text>  (</number:text>
      <number:number number:decimal-places="0" number:min-integer-digits="1" number:grouping="true"/>
      <number:text>)</number:text>
    </number:number-style>
    <number:number-style style:name="N107P2" style:volatile="true">
      <number:text> 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0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08P2" style:volatile="true">
      <number:currency-symbol/>
      <number:text>- </number:text>
    </number:currency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  (</number:text>
      <number:number number:decimal-places="2" number:min-integer-digits="1" number:grouping="true"/>
      <number:text>)</number:text>
    </number:number-style>
    <number:number-style style:name="N109P2" style:volatile="true">
      <number:text>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date-style style:name="N110P0" style:volatile="true">
      <number:month/>
      <number:text>/</number:text>
      <number:day/>
      <number:text>/</number:text>
      <number:year number:style="long"/>
    </number:date-style>
    <number:text-style style:name="N110">
      <number:text-content/>
      <style:map style:condition="value()&gt;=0" style:apply-style-name="N110P0"/>
    </number:text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19T18:28:37</meta:creation-date>
    <dc:date>2014-02-19T18:29:13</dc:date>
    <dc:creator>renato </dc:creator>
    <meta:editing-duration>P0D</meta:editing-duration>
    <meta:editing-cycles>1</meta:editing-cycles>
    <meta:document-statistic meta:table-count="3" meta:cell-count="2986" meta:object-count="0"/>
    <meta:generator>LibreOffice/3.5$Linux_x86 LibreOffice_project/350m1$Build-2</meta:generator>
  </office:meta>
</office:document-meta>
</file>